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bability and statistics are fundamental concepts in data science. They provide the tools and frameworks necessary for understanding, analyzing, and making inferences from data. Here's an overview of how probability and statistics are essential for data science:</text:p>
      <text:p text:style-name="Standard"/>
      <text:p text:style-name="Standard">1. **Probability**:</text:p>
      <text:p text:style-name="Standard"><text:s text:c="3"/>- **Random Variables**: Probability theory deals with random variables, which represent uncertain or random phenomena. In data science, random variables can correspond to data points, measurements, or outcomes of experiments.</text:p>
      <text:p text:style-name="Standard"><text:s text:c="3"/>- **Probability Distributions**: Probability distributions describe how the values of random variables are distributed. Common probability distributions used in data science include the normal distribution, binomial distribution, Poisson distribution, and more.</text:p>
      <text:p text:style-name="Standard"><text:s text:c="3"/>- **Bayesian Probability**: Bayesian probability allows data scientists to update their beliefs or make predictions based on prior knowledge and observed data. Bayesian methods are especially useful for tasks like Bayesian inference and Bayesian networks.</text:p>
      <text:p text:style-name="Standard"/>
      <text:p text:style-name="Standard">2. **Descriptive Statistics**:</text:p>
      <text:p text:style-name="Standard"><text:s text:c="3"/>- **Measures of Central Tendency**: Metrics like mean, median, and mode help summarize the central or typical value of a dataset.</text:p>
      <text:p text:style-name="Standard"><text:s text:c="3"/>- **Measures of Variability**: Metrics like variance and standard deviation describe the spread or dispersion of data points.</text:p>
      <text:p text:style-name="Standard"><text:s text:c="3"/>- **Percentiles and Quartiles**: These statistics help understand the distribution of data and identify outliers.</text:p>
      <text:p text:style-name="Standard"/>
      <text:p text:style-name="Standard">3. **Inferential Statistics**:</text:p>
      <text:p text:style-name="Standard"><text:s text:c="3"/>- **Hypothesis Testing**: Statisticians and data scientists use hypothesis tests to make decisions about population parameters based on sample data. Common tests include t-tests, chi-square tests, and ANOVA.</text:p>
      <text:p text:style-name="Standard"><text:s text:c="3"/>- **Confidence Intervals**: Confidence intervals provide a range of values within which a population parameter is likely to lie, given a certain level of confidence.</text:p>
      <text:p text:style-name="Standard"><text:s text:c="3"/>- **Regression Analysis**: Regression models help analyze relationships between variables and make predictions. Linear regression, logistic regression, and more advanced techniques are used.</text:p>
      <text:p text:style-name="Standard"/>
      <text:p text:style-name="Standard">4. **Probability and Statistics in Machine Learning**:</text:p>
      <text:p text:style-name="Standard"><text:s text:c="3"/>- **Feature Engineering**: Understanding probability distributions and statistics can aid in creating informative features for machine learning models.</text:p>
      <text:p text:style-name="Standard"><text:s text:c="3"/>- **Model Evaluation**: Metrics like accuracy, precision, recall, and F1-score rely on statistical concepts to evaluate the performance of machine learning models.</text:p>
      <text:p text:style-name="Standard"><text:s text:c="3"/>- **Bayesian Machine Learning**: Bayesian methods are used in Bayesian machine learning for model training, hyperparameter tuning, and uncertainty quantification.</text:p>
      <text:p text:style-name="Standard"/>
      <text:p text:style-name="Standard">5. **Experimental Design**:</text:p>
      <text:p text:style-name="Standard"><text:s text:c="3"/>- Probability and statistics play a crucial role in designing experiments, including random sampling, control groups, and statistical power analysis.</text:p>
      <text:p text:style-name="Standard"/>
      <text:p text:style-name="Standard">6. **Data Exploration and Visualization**:</text:p>
      <text:p text:style-name="Standard"><text:s text:c="3"/>- Probability and statistics help data scientists explore and visualize data, enabling them to uncover patterns, trends, and anomalies.</text:p>
      <text:p text:style-name="Standard"/>
      <text:p text:style-name="Standard">7. **Data Cleaning**:</text:p>
      <text:p text:style-name="Standard"><text:s text:c="3"/>- Statistical techniques can be applied to identify and handle missing data, outliers, and inconsistencies in datasets.</text:p>
      <text:p text:style-name="Standard"/>
      <text:p text:style-name="Standard"><text:soft-page-break/>8. **Time Series Analysis**:</text:p>
      <text:p text:style-name="Standard"><text:s text:c="3"/>- Time series data, common in fields like finance and economics, relies heavily on statistical techniques for forecasting and trend analysis.</text:p>
      <text:p text:style-name="Standard"/>
      <text:p text:style-name="Standard">In summary, probability and statistics are the foundation of data science. They enable data scientists to make informed decisions, draw meaningful insights from data, and build robust models for various applications. A strong understanding of these concepts is essential for anyone working in the field of data science.</text:p>
      <text:p text:style-name="Standard"/>
      <text:p text:style-name="Standard"/>
      <text:p text:style-name="Standard">Certainly! Probability and statistics encompass a wide range of topics that are essential for data science. Here's a comprehensive list of topics within probability and statistics that are relevant to data science:</text:p>
      <text:p text:style-name="Standard"/>
      <text:p text:style-name="Standard">**Probability Topics**:</text:p>
      <text:p text:style-name="Standard"/>
      <text:p text:style-name="Standard">1. **Sample Space and Events**</text:p>
      <text:p text:style-name="Standard">2. **Probability Axioms**</text:p>
      <text:p text:style-name="Standard">3. **Conditional Probability**</text:p>
      <text:p text:style-name="Standard">4. **Bayes' Theorem**</text:p>
      <text:p text:style-name="Standard">5. **Random Variables**</text:p>
      <text:p text:style-name="Standard">6. **Probability Distributions**:</text:p>
      <text:p text:style-name="Standard"><text:s text:c="3"/>- Discrete Distributions (e.g., Bernoulli, Binomial, Poisson)</text:p>
      <text:p text:style-name="Standard"><text:s text:c="3"/>- Continuous Distributions (e.g., Normal, Exponential, Uniform)</text:p>
      <text:p text:style-name="Standard"><text:s text:c="3"/>- Multinomial Distribution</text:p>
      <text:p text:style-name="Standard">7. **Joint Probability Distributions**</text:p>
      <text:p text:style-name="Standard">8. **Marginal and Conditional Distributions**</text:p>
      <text:p text:style-name="Standard">9. **Expected Value (Mean)**</text:p>
      <text:p text:style-name="Standard">10. **Variance and Standard Deviation**</text:p>
      <text:p text:style-name="Standard">11. **Covariance and Correlation**</text:p>
      <text:p text:style-name="Standard">12. **Law of Large Numbers**</text:p>
      <text:p text:style-name="Standard">13. **Central Limit Theorem**</text:p>
      <text:p text:style-name="Standard">14. **Probability Density Functions (PDF)**</text:p>
      <text:p text:style-name="Standard">15. **Cumulative Distribution Functions (CDF)**</text:p>
      <text:p text:style-name="Standard">16. **Moment Generating Functions (MGF)**</text:p>
      <text:p text:style-name="Standard">17. **Transformations of Random Variables**</text:p>
      <text:p text:style-name="Standard">18. **Random Sampling and Sampling Distributions**</text:p>
      <text:p text:style-name="Standard"/>
      <text:p text:style-name="Standard">**Descriptive Statistics Topics**:</text:p>
      <text:p text:style-name="Standard"/>
      <text:p text:style-name="Standard">19. **Measures of Central Tendency**:</text:p>
      <text:p text:style-name="Standard"><text:s text:c="4"/>- Mean</text:p>
      <text:p text:style-name="Standard"><text:s text:c="4"/>- Median</text:p>
      <text:p text:style-name="Standard"><text:s text:c="4"/>- Mode</text:p>
      <text:p text:style-name="Standard">20. **Measures of Dispersion**:</text:p>
      <text:p text:style-name="Standard"><text:s text:c="4"/>- Variance</text:p>
      <text:p text:style-name="Standard"><text:s text:c="4"/>- Standard Deviation</text:p>
      <text:p text:style-name="Standard"><text:s text:c="4"/>- Range</text:p>
      <text:p text:style-name="Standard"><text:s text:c="4"/>- Interquartile Range (IQR)</text:p>
      <text:p text:style-name="Standard">21. **Percentiles and Quartiles**</text:p>
      <text:p text:style-name="Standard">22. **Skewness and Kurtosis**</text:p>
      <text:p text:style-name="Standard">23. **Boxplots and Histograms**</text:p>
      <text:p text:style-name="Standard"><text:soft-page-break/>24. **Summary Statistics**</text:p>
      <text:p text:style-name="Standard">25. **Outliers Detection**</text:p>
      <text:p text:style-name="Standard">26. **Probability Plots (Q-Q plots)**</text:p>
      <text:p text:style-name="Standard"/>
      <text:p text:style-name="Standard">**Inferential Statistics Topics**:</text:p>
      <text:p text:style-name="Standard"/>
      <text:p text:style-name="Standard">27. **Hypothesis Testing**:</text:p>
      <text:p text:style-name="Standard"><text:s text:c="4"/>- Null and Alternative Hypotheses</text:p>
      <text:p text:style-name="Standard"><text:s text:c="4"/>- Type I and Type II Errors</text:p>
      <text:p text:style-name="Standard"><text:s text:c="4"/>- Significance Level (Alpha)</text:p>
      <text:p text:style-name="Standard"><text:s text:c="4"/>- p-Values</text:p>
      <text:p text:style-name="Standard">28. **Confidence Intervals**</text:p>
      <text:p text:style-name="Standard">29. **Parametric vs. Non-Parametric Tests**</text:p>
      <text:p text:style-name="Standard">30. **t-Tests** (One-sample, Two-sample)</text:p>
      <text:p text:style-name="Standard">31. **Analysis of Variance (ANOVA)**</text:p>
      <text:p text:style-name="Standard">32. **Chi-Square Tests**</text:p>
      <text:p text:style-name="Standard">33. **Regression Analysis**:</text:p>
      <text:p text:style-name="Standard"><text:s text:c="4"/>- Linear Regression</text:p>
      <text:p text:style-name="Standard"><text:s text:c="4"/>- Logistic Regression</text:p>
      <text:p text:style-name="Standard"><text:s text:c="4"/>- Multiple Regression</text:p>
      <text:p text:style-name="Standard"><text:s text:c="4"/>- Polynomial Regression</text:p>
      <text:p text:style-name="Standard">34. **Residual Analysis**</text:p>
      <text:p text:style-name="Standard">35. **ANOVA and Regression Assumptions**</text:p>
      <text:p text:style-name="Standard">36. **Model Selection and Validation**</text:p>
      <text:p text:style-name="Standard"/>
      <text:p text:style-name="Standard">**Advanced Topics**:</text:p>
      <text:p text:style-name="Standard"/>
      <text:p text:style-name="Standard">37. **Bayesian Probability and Inference**</text:p>
      <text:p text:style-name="Standard">38. **Time Series Analysis**:</text:p>
      <text:p text:style-name="Standard"><text:s text:c="4"/>- Autocorrelation</text:p>
      <text:p text:style-name="Standard"><text:s text:c="4"/>- Moving Averages</text:p>
      <text:p text:style-name="Standard"><text:s text:c="4"/>- Exponential Smoothing</text:p>
      <text:p text:style-name="Standard"><text:s text:c="4"/>- ARIMA Models</text:p>
      <text:p text:style-name="Standard">39. **Survival Analysis**</text:p>
      <text:p text:style-name="Standard">40. **Multivariate Statistics**</text:p>
      <text:p text:style-name="Standard">41. **Factor Analysis**</text:p>
      <text:p text:style-name="Standard">42. **Principal Component Analysis (PCA)**</text:p>
      <text:p text:style-name="Standard">43. **Cluster Analysis**</text:p>
      <text:p text:style-name="Standard">44. **Non-parametric Statistics**</text:p>
      <text:p text:style-name="Standard">45. **Statistical Machine Learning**</text:p>
      <text:p text:style-name="Standard"/>
      <text:p text:style-name="Standard">**Practical Applications**:</text:p>
      <text:p text:style-name="Standard"/>
      <text:p text:style-name="Standard">46. **Experimental Design**</text:p>
      <text:p text:style-name="Standard">47. **Data Exploration and Visualization**</text:p>
      <text:p text:style-name="Standard">48. **Data Cleaning and Preprocessing**</text:p>
      <text:p text:style-name="Standard">49. **Statistical Software and Tools** (e.g., R, Python libraries like NumPy and SciPy)</text:p>
      <text:p text:style-name="Standard">50. **Ethical Considerations in Data Analysis**</text:p>
      <text:p text:style-name="Standard"/>
      <text:p text:style-name="Standard">These topics cover the foundational knowledge necessary for a comprehensive understanding of probability and statistics in the context of data science. Depending on your specific needs and interests, you may delve deeper into some of these topics.</text:p>
      <text:p text:style-name="Standard"><text:soft-page-break/>Linear algebra is a fundamental mathematical subject for data scientists, as it provides the mathematical framework for various machine learning algorithms and data manipulation. Here are some key linear algebra topics that are particularly relevant to data science:</text:p>
      <text:p text:style-name="Standard"/>
      <text:p text:style-name="Standard">1. **Vectors and Scalars**:</text:p>
      <text:p text:style-name="Standard"><text:s text:c="3"/>- Definition of vectors and scalars.</text:p>
      <text:p text:style-name="Standard"><text:s text:c="3"/>- Vector addition and subtraction.</text:p>
      <text:p text:style-name="Standard"><text:s text:c="3"/>- Scalar multiplication.</text:p>
      <text:p text:style-name="Standard"/>
      <text:p text:style-name="Standard">2. **Vector Spaces**:</text:p>
      <text:p text:style-name="Standard"><text:s text:c="3"/>- Understanding vector spaces.</text:p>
      <text:p text:style-name="Standard"><text:s text:c="3"/>- Linear independence and dependence.</text:p>
      <text:p text:style-name="Standard"><text:s text:c="3"/>- Basis vectors and span.</text:p>
      <text:p text:style-name="Standard"/>
      <text:p text:style-name="Standard">3. **Matrix Algebra**:</text:p>
      <text:p text:style-name="Standard"><text:s text:c="3"/>- Matrix notation and operations (addition, subtraction, multiplication).</text:p>
      <text:p text:style-name="Standard"><text:s text:c="3"/>- Transpose of a matrix.</text:p>
      <text:p text:style-name="Standard"><text:s text:c="3"/>- Inverse of a matrix (if it exists).</text:p>
      <text:p text:style-name="Standard"><text:s text:c="3"/>- Determinants and their properties.</text:p>
      <text:p text:style-name="Standard"/>
      <text:p text:style-name="Standard">4. **Matrix Operations**:</text:p>
      <text:p text:style-name="Standard"><text:s text:c="3"/>- Matrix-vector multiplication.</text:p>
      <text:p text:style-name="Standard"><text:s text:c="3"/>- Matrix-matrix multiplication.</text:p>
      <text:p text:style-name="Standard"><text:s text:c="3"/>- Hadamard (element-wise) product.</text:p>
      <text:p text:style-name="Standard"><text:s text:c="3"/>- Kronecker product.</text:p>
      <text:p text:style-name="Standard"/>
      <text:p text:style-name="Standard">5. **Eigenvalues and Eigenvectors**:</text:p>
      <text:p text:style-name="Standard"><text:s text:c="3"/>- Eigenvalue and eigenvector definitions.</text:p>
      <text:p text:style-name="Standard"><text:s text:c="3"/>- Eigenvalue decomposition (Eigendecomposition).</text:p>
      <text:p text:style-name="Standard"><text:s text:c="3"/>- Principal Component Analysis (PCA) and its relation to eigenvectors.</text:p>
      <text:p text:style-name="Standard"/>
      <text:p text:style-name="Standard">6. **Singular Value Decomposition (SVD)**:</text:p>
      <text:p text:style-name="Standard"><text:s text:c="3"/>- Understanding SVD and its applications.</text:p>
      <text:p text:style-name="Standard"><text:s text:c="3"/>- Dimensionality reduction and data compression using SVD.</text:p>
      <text:p text:style-name="Standard"/>
      <text:p text:style-name="Standard">7. **Matrix Factorizations**:</text:p>
      <text:p text:style-name="Standard"><text:s text:c="3"/>- LU decomposition.</text:p>
      <text:p text:style-name="Standard"><text:s text:c="3"/>- QR decomposition.</text:p>
      <text:p text:style-name="Standard"><text:s text:c="3"/>- Cholesky decomposition.</text:p>
      <text:p text:style-name="Standard"/>
      <text:p text:style-name="Standard">8. **Linear Transformations**:</text:p>
      <text:p text:style-name="Standard"><text:s text:c="3"/>- Understanding linear transformations.</text:p>
      <text:p text:style-name="Standard"><text:s text:c="3"/>- Linear transformation matrices.</text:p>
      <text:p text:style-name="Standard"><text:s text:c="3"/>- Applications in geometric transformations and data preprocessing.</text:p>
      <text:p text:style-name="Standard"/>
      <text:p text:style-name="Standard">9. **Matrix Rank**:</text:p>
      <text:p text:style-name="Standard"><text:s text:c="3"/>- Definition of rank.</text:p>
      <text:p text:style-name="Standard"><text:s text:c="3"/>- Rank-nullity theorem.</text:p>
      <text:p text:style-name="Standard"/>
      <text:p text:style-name="Standard">10. **Orthogonality and Orthogonal Matrices**:</text:p>
      <text:p text:style-name="Standard"><text:s text:c="4"/>- Orthogonal vectors and matrices.</text:p>
      <text:p text:style-name="Standard"><text:s text:c="4"/>- Gram-Schmidt orthogonalization.</text:p>
      <text:p text:style-name="Standard"><text:soft-page-break/></text:p>
      <text:p text:style-name="Standard">11. **Matrix Norms**:</text:p>
      <text:p text:style-name="Standard"><text:s text:c="4"/>- Different matrix norms (e.g., Frobenius norm, L1 norm, L2 norm).</text:p>
      <text:p text:style-name="Standard"><text:s text:c="4"/>- Condition number and matrix stability.</text:p>
      <text:p text:style-name="Standard"/>
      <text:p text:style-name="Standard">12. **Sparse Matrices**:</text:p>
      <text:p text:style-name="Standard"><text:s text:c="4"/>- Representing and working with sparse matrices.</text:p>
      <text:p text:style-name="Standard"><text:s text:c="4"/>- Applications in handling large datasets efficiently.</text:p>
      <text:p text:style-name="Standard"/>
      <text:p text:style-name="Standard">13. **Linear Equations and Least Squares**:</text:p>
      <text:p text:style-name="Standard"><text:s text:c="4"/>- Solving systems of linear equations.</text:p>
      <text:p text:style-name="Standard"><text:s text:c="4"/>- Least squares solutions for overdetermined systems.</text:p>
      <text:p text:style-name="Standard"/>
      <text:p text:style-name="Standard">14. **Applications in Machine Learning**:</text:p>
      <text:p text:style-name="Standard"><text:s text:c="4"/>- Principal Component Analysis (PCA).</text:p>
      <text:p text:style-name="Standard"><text:s text:c="4"/>- Singular Value Decomposition (SVD) for recommendation systems.</text:p>
      <text:p text:style-name="Standard"><text:s text:c="4"/>- Linear regression and Ridge/Lasso regularization.</text:p>
      <text:p text:style-name="Standard"><text:s text:c="4"/>- Support Vector Machines (SVMs).</text:p>
      <text:p text:style-name="Standard"/>
      <text:p text:style-name="Standard">15. **Tensor Notation**:</text:p>
      <text:p text:style-name="Standard"><text:s text:c="4"/>- Understanding tensors and their order.</text:p>
      <text:p text:style-name="Standard"><text:s text:c="4"/>- Tensor operations and their applications in deep learning.</text:p>
      <text:p text:style-name="Standard"/>
      <text:p text:style-name="Standard">Understanding these linear algebra topics is crucial for data scientists as they form the mathematical underpinning of many data analysis and machine learning techniques. Proficiency in linear algebra allows data scientists to manipulate data efficiently, develop and understand algorithms, and perform dimensionality reduction and data transformations.</text:p>
      <text:p text:style-name="Standard"/>
      <text:p text:style-name="Standard"/>
      <text:p text:style-name="Standard"/>
      <text:p text:style-name="Standard">Calculus is another essential branch of mathematics for data scientists, particularly when dealing with optimization, machine learning, and data analysis. Here are some key calculus topics that are particularly relevant to data science:</text:p>
      <text:p text:style-name="Standard"/>
      <text:p text:style-name="Standard">1. **Limits**:</text:p>
      <text:p text:style-name="Standard"><text:s text:c="3"/>- Understanding limits and their notation.</text:p>
      <text:p text:style-name="Standard"><text:s text:c="3"/>- Calculating limits for continuous functions.</text:p>
      <text:p text:style-name="Standard"><text:s text:c="3"/>- One-sided limits.</text:p>
      <text:p text:style-name="Standard"/>
      <text:p text:style-name="Standard">2. **Derivatives**:</text:p>
      <text:p text:style-name="Standard"><text:s text:c="3"/>- Definition of the derivative.</text:p>
      <text:p text:style-name="Standard"><text:s text:c="3"/>- Rules for differentiation (e.g., power rule, product rule, quotient rule, chain rule).</text:p>
      <text:p text:style-name="Standard"><text:s text:c="3"/>- Higher-order derivatives.</text:p>
      <text:p text:style-name="Standard"><text:s text:c="3"/>- Implicit differentiation.</text:p>
      <text:p text:style-name="Standard"/>
      <text:p text:style-name="Standard">3. **Applications of Derivatives**:</text:p>
      <text:p text:style-name="Standard"><text:s text:c="3"/>- Finding maxima and minima of functions (critical points).</text:p>
      <text:p text:style-name="Standard"><text:s text:c="3"/>- Optimization problems.</text:p>
      <text:p text:style-name="Standard"><text:s text:c="3"/>- Rate of change and related rates problems.</text:p>
      <text:p text:style-name="Standard"/>
      <text:p text:style-name="Standard">4. **Integrals**:</text:p>
      <text:p text:style-name="Standard"><text:s text:c="3"/>- Definite and indefinite integrals.</text:p>
      <text:p text:style-name="Standard"><text:soft-page-break/><text:s text:c="3"/>- Riemann sums and the integral as a limit of sums.</text:p>
      <text:p text:style-name="Standard"><text:s text:c="3"/>- Fundamental Theorem of Calculus.</text:p>
      <text:p text:style-name="Standard"><text:s text:c="3"/>- Techniques of integration (e.g., substitution, integration by parts).</text:p>
      <text:p text:style-name="Standard"/>
      <text:p text:style-name="Standard">5. **Applications of Integrals**:</text:p>
      <text:p text:style-name="Standard"><text:s text:c="3"/>- Area under curves (definite integrals).</text:p>
      <text:p text:style-name="Standard"><text:s text:c="3"/>- Accumulation of quantities over time (e.g., in finance or population growth).</text:p>
      <text:p text:style-name="Standard"/>
      <text:p text:style-name="Standard">6. **Multivariable Calculus**:</text:p>
      <text:p text:style-name="Standard"><text:s text:c="3"/>- Partial derivatives and gradients.</text:p>
      <text:p text:style-name="Standard"><text:s text:c="3"/>- Directional derivatives.</text:p>
      <text:p text:style-name="Standard"><text:s text:c="3"/>- The chain rule for multiple variables.</text:p>
      <text:p text:style-name="Standard"><text:s text:c="3"/>- Double and triple integrals.</text:p>
      <text:p text:style-name="Standard"><text:s text:c="3"/>- Line and surface integrals.</text:p>
      <text:p text:style-name="Standard"/>
      <text:p text:style-name="Standard">7. **Vector Calculus**:</text:p>
      <text:p text:style-name="Standard"><text:s text:c="3"/>- Vector fields and line integrals.</text:p>
      <text:p text:style-name="Standard"><text:s text:c="3"/>- Divergence and curl of vector fields.</text:p>
      <text:p text:style-name="Standard"><text:s text:c="3"/>- Stokes' theorem and Gauss's theorem.</text:p>
      <text:p text:style-name="Standard"/>
      <text:p text:style-name="Standard">8. **Optimization**:</text:p>
      <text:p text:style-name="Standard"><text:s text:c="3"/>- Unconstrained optimization.</text:p>
      <text:p text:style-name="Standard"><text:s text:c="3"/>- Constrained optimization (Lagrange multipliers).</text:p>
      <text:p text:style-name="Standard"><text:s text:c="3"/>- Gradient descent and other optimization algorithms used in machine learning.</text:p>
      <text:p text:style-name="Standard"/>
      <text:p text:style-name="Standard">9. **Taylor Series**:</text:p>
      <text:p text:style-name="Standard"><text:s text:c="3"/>- Taylor and Maclaurin series expansions.</text:p>
      <text:p text:style-name="Standard"><text:s text:c="3"/>- Approximating functions using Taylor series.</text:p>
      <text:p text:style-name="Standard"/>
      <text:p text:style-name="Standard">10. **Numerical Integration and Differentiation**:</text:p>
      <text:p text:style-name="Standard"><text:s text:c="4"/>- Methods for approximating integrals and derivatives numerically (e.g., numerical differentiation, Simpson's rule).</text:p>
      <text:p text:style-name="Standard"/>
      <text:p text:style-name="Standard">11. **Calculus in Machine Learning**:</text:p>
      <text:p text:style-name="Standard"><text:s text:c="4"/>- Gradient descent and backpropagation in neural networks.</text:p>
      <text:p text:style-name="Standard"><text:s text:c="4"/>- Calculus in support vector machines (SVMs) and decision tree algorithms.</text:p>
      <text:p text:style-name="Standard"/>
      <text:p text:style-name="Standard">12. **Calculus in Statistics**:</text:p>
      <text:p text:style-name="Standard"><text:s text:c="4"/>- Maximum likelihood estimation.</text:p>
      <text:p text:style-name="Standard"><text:s text:c="4"/>- Calculating probabilities and likelihood functions using calculus.</text:p>
      <text:p text:style-name="Standard"/>
      <text:p text:style-name="Standard">13. **Calculus in Data Analysis**:</text:p>
      <text:p text:style-name="Standard"><text:s text:c="4"/>- Calculating derivatives for sensitivity analysis.</text:p>
      <text:p text:style-name="Standard"><text:s text:c="4"/>- Smoothed functions and kernel density estimation.</text:p>
      <text:p text:style-name="Standard"/>
      <text:p text:style-name="Standard">Understanding these calculus topics is crucial for data scientists as they provide the mathematical tools for optimization, modeling, and understanding the behavior of functions and datasets. Calculus is particularly important when working with machine learning algorithms, statistical modeling, and solving real-world data analysis problem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4T03:32:58.636000000</meta:creation-date>
    <dc:date>2023-09-14T03:34:16.628000000</dc:date>
    <meta:editing-duration>PT1M19S</meta:editing-duration>
    <meta:editing-cycles>1</meta:editing-cycles>
    <meta:document-statistic meta:table-count="0" meta:image-count="0" meta:object-count="0" meta:page-count="6" meta:paragraph-count="214" meta:word-count="1570" meta:character-count="12052" meta:non-whitespace-character-count="10311"/>
    <meta:generator>LibreOffice/7.3.3.2$Windows_X86_64 LibreOffice_project/d1d0ea68f081ee2800a922cac8f79445e4603348</meta:generator>
  </office:meta>
</office:document-meta>
</file>